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NGIFO SOLSOL, GEORGE DYLA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102006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ENGIFO SOLSOL, GEORGE DYL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02006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5 - Trans. Aer. Caja Codornices</text:p>
          </table:table-cell>
          <table:table-cell table:style-name="Tableau1.A2" office:value-type="string">
            <text:p text:style-name="P13">58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16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7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6/10/2021</text:p>
          </table:table-cell>
          <table:table-cell table:style-name="Tabla2.A2" office:value-type="string">
            <text:p text:style-name="P7">62145376</text:p>
          </table:table-cell>
          <table:table-cell table:style-name="Tabla2.A2" office:value-type="string">
            <text:p text:style-name="P7">13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OGESA</text:p>
          </table:table-cell>
          <table:table-cell table:style-name="Tabla3.A2" office:value-type="string">
            <text:p text:style-name="P20">CODORNIZ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ENCINTADO DE CAJ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9:00:2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